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9cm" fo:min-width="0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849cm" svg:height="1.115cm" svg:x="7.799cm" svg:y="0.992cm">
          <draw:text-box>
            <text:p>S</text:p>
          </draw:text-box>
        </draw:frame>
        <draw:frame draw:style-name="gr1" draw:text-style-name="P1" draw:layer="layout" svg:width="3.808cm" svg:height="1.115cm" svg:x="6.214cm" svg:y="3.215cm">
          <draw:text-box>
            <text:p>NP<text:tab/><text:tab/>VP</text:p>
          </draw:text-box>
        </draw:frame>
        <draw:frame draw:style-name="gr1" draw:text-style-name="P1" draw:layer="layout" svg:width="4.007cm" svg:height="1.115cm" svg:x="3.354cm" svg:y="5.282cm">
          <draw:text-box>
            <text:p>DT<text:tab/><text:tab/>NN</text:p>
          </draw:text-box>
        </draw:frame>
        <draw:frame draw:style-name="gr1" draw:text-style-name="P1" draw:layer="layout" svg:width="4.384cm" svg:height="1.115cm" svg:x="3.354cm" svg:y="7.025cm">
          <draw:text-box>
            <text:p>the<text:tab/><text:tab/>man</text:p>
          </draw:text-box>
        </draw:frame>
        <draw:line draw:style-name="gr2" draw:text-style-name="P2" draw:layer="layout" svg:x1="8.117cm" svg:y1="2.107cm" svg:x2="6.847cm" svg:y2="3.377cm">
          <text:p/>
        </draw:line>
        <draw:line draw:style-name="gr2" draw:text-style-name="P2" draw:layer="layout" svg:x1="6.847cm" svg:y1="4.012cm" svg:x2="3.989cm" svg:y2="5.282cm">
          <text:p/>
        </draw:line>
        <draw:line draw:style-name="gr2" draw:text-style-name="P2" draw:layer="layout" svg:x1="3.989cm" svg:y1="6.235cm" svg:x2="3.989cm" svg:y2="7.187cm">
          <text:p/>
        </draw:line>
        <draw:line draw:style-name="gr2" draw:text-style-name="P2" draw:layer="layout" svg:x1="6.847cm" svg:y1="4.33cm" svg:x2="6.847cm" svg:y2="5.282cm">
          <text:p/>
        </draw:line>
        <draw:line draw:style-name="gr2" draw:text-style-name="P2" draw:layer="layout" svg:x1="6.529cm" svg:y1="6.235cm" svg:x2="6.529cm" svg:y2="7.187cm">
          <text:p/>
        </draw:line>
        <draw:line draw:style-name="gr2" draw:text-style-name="P2" draw:layer="layout" svg:x1="8.434cm" svg:y1="2.107cm" svg:x2="9.387cm" svg:y2="3.377cm">
          <text:p/>
        </draw:line>
        <draw:frame draw:style-name="gr1" draw:text-style-name="P1" draw:layer="layout" svg:width="3.812cm" svg:height="1.115cm" svg:x="8.969cm" svg:y="5.282cm">
          <draw:text-box>
            <text:p>VP<text:tab/><text:tab/>PP</text:p>
          </draw:text-box>
        </draw:frame>
        <draw:line draw:style-name="gr2" draw:text-style-name="P2" draw:layer="layout" svg:x1="9.387cm" svg:y1="4.33cm" svg:x2="9.387cm" svg:y2="5.282cm">
          <text:p/>
        </draw:line>
        <draw:line draw:style-name="gr2" draw:text-style-name="P2" draw:layer="layout" svg:x1="9.704cm" svg:y1="4.012cm" svg:x2="12.244cm" svg:y2="5.282cm">
          <text:p/>
        </draw:line>
        <draw:frame draw:style-name="gr1" draw:text-style-name="P1" draw:layer="layout" svg:width="8.99cm" svg:height="1.115cm" svg:x="8.937cm" svg:y="7.187cm">
          <draw:text-box>
            <text:p>Vt<text:tab/><text:tab/>NP<text:tab/><text:tab/>IN<text:tab/><text:tab/>NP</text:p>
          </draw:text-box>
        </draw:frame>
        <draw:line draw:style-name="gr2" draw:text-style-name="P2" draw:layer="layout" svg:x1="9.572cm" svg:y1="6.397cm" svg:x2="9.572cm" svg:y2="7.35cm">
          <text:p/>
        </draw:line>
        <draw:line draw:style-name="gr2" draw:text-style-name="P2" draw:layer="layout" svg:x1="9.89cm" svg:y1="6.397cm" svg:x2="12.112cm" svg:y2="7.35cm">
          <text:p/>
        </draw:line>
        <draw:line draw:style-name="gr2" draw:text-style-name="P2" draw:layer="layout" svg:x1="12.112cm" svg:y1="6.08cm" svg:x2="14.652cm" svg:y2="7.35cm">
          <text:p/>
        </draw:line>
        <draw:line draw:style-name="gr2" draw:text-style-name="P2" draw:layer="layout" svg:x1="12.43cm" svg:y1="6.08cm" svg:x2="17.192cm" svg:y2="7.35cm">
          <text:p/>
        </draw:line>
        <draw:frame draw:style-name="gr1" draw:text-style-name="P1" draw:layer="layout" svg:width="14.167cm" svg:height="1.115cm" svg:x="6.423cm" svg:y="9.255cm">
          <draw:text-box>
            <text:p>saw<text:tab/><text:tab/>DT<text:tab/><text:tab/>NN<text:tab/><text:tab/>with<text:tab/>DT<text:tab/><text:tab/>NN</text:p>
          </draw:text-box>
        </draw:frame>
        <draw:line draw:style-name="gr2" draw:text-style-name="P2" draw:layer="layout" svg:x1="9.255cm" svg:y1="7.985cm" svg:x2="7.35cm" svg:y2="9.255cm">
          <text:p/>
        </draw:line>
        <draw:line draw:style-name="gr2" draw:text-style-name="P2" draw:layer="layout" svg:x1="12.112cm" svg:y1="7.985cm" svg:x2="9.572cm" svg:y2="9.255cm">
          <text:p/>
        </draw:line>
        <draw:line draw:style-name="gr2" draw:text-style-name="P2" draw:layer="layout" svg:x1="12.43cm" svg:y1="7.985cm" svg:x2="12.43cm" svg:y2="9.572cm">
          <text:p/>
        </draw:line>
        <draw:line draw:style-name="gr2" draw:text-style-name="P2" draw:layer="layout" svg:x1="14.652cm" svg:y1="8.302cm" svg:x2="14.97cm" svg:y2="9.255cm">
          <text:p/>
        </draw:line>
        <draw:line draw:style-name="gr2" draw:text-style-name="P2" draw:layer="layout" svg:x1="17.192cm" svg:y1="8.302cm" svg:x2="17.192cm" svg:y2="9.255cm">
          <text:p/>
        </draw:line>
        <draw:line draw:style-name="gr2" draw:text-style-name="P2" draw:layer="layout" svg:x1="17.51cm" svg:y1="7.985cm" svg:x2="19.732cm" svg:y2="9.572cm">
          <text:p/>
        </draw:line>
        <draw:frame draw:style-name="gr1" draw:text-style-name="P1" draw:layer="layout" svg:width="4.206cm" svg:height="1.115cm" svg:x="8.937cm" svg:y="11.16cm">
          <draw:text-box>
            <text:p>the<text:tab/><text:tab/>dog</text:p>
          </draw:text-box>
        </draw:frame>
        <draw:frame draw:style-name="gr3" draw:text-style-name="P1" draw:layer="layout" svg:width="5.949cm" svg:height="1.979cm" svg:x="15.641cm" svg:y="11.237cm">
          <draw:text-box>
            <text:p>the<text:tab/><text:tab/>telescope</text:p>
          </draw:text-box>
        </draw:frame>
        <draw:line draw:style-name="gr2" draw:text-style-name="P2" draw:layer="layout" svg:x1="9.572cm" svg:y1="10.207cm" svg:x2="9.572cm" svg:y2="11.477cm">
          <text:p/>
        </draw:line>
        <draw:line draw:style-name="gr2" draw:text-style-name="P2" draw:layer="layout" svg:x1="12.112cm" svg:y1="10.207cm" svg:x2="12.112cm" svg:y2="11.477cm">
          <text:p/>
        </draw:line>
        <draw:line draw:style-name="gr2" draw:text-style-name="P2" draw:layer="layout" svg:x1="17.192cm" svg:y1="10.525cm" svg:x2="16.24cm" svg:y2="11.477cm">
          <text:p/>
        </draw:line>
        <draw:line draw:style-name="gr2" draw:text-style-name="P2" draw:layer="layout" svg:x1="19.732cm" svg:y1="10.207cm" svg:x2="19.732cm" svg:y2="11.47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4T12:40:44.915662763</meta:creation-date>
    <dc:date>2022-11-14T13:40:11.662135258</dc:date>
    <meta:editing-duration>PT18M55S</meta:editing-duration>
    <meta:editing-cycles>2</meta:editing-cycles>
    <meta:generator>LibreOffice/7.3.7.2$Linux_X86_64 LibreOffice_project/30$Build-2</meta:generator>
    <meta:document-statistic meta:object-count="31"/>
  </office:meta>
</office:document-meta>
</file>